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579D1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420E"/>
    </style:style>
    <style:style style:name="ce6" style:family="table-cell" style:parent-style-name="Default" style:data-style-name="N0">
      <style:table-cell-properties fo:background-color="#FFD320"/>
    </style:style>
    <style:style style:name="ce7" style:family="table-cell" style:parent-style-name="Default" style:data-style-name="N0">
      <style:table-cell-properties style:vertical-align="automatic" fo:background-color="#579D1C" style:repeat-content="false"/>
      <style:paragraph-properties fo:text-align="start" fo:margin-left="0cm"/>
    </style:style>
    <style:style style:name="ce8" style:family="table-cell" style:parent-style-name="Default" style:data-style-name="N13"/>
    <style:style style:name="ce9" style:family="table-cell" style:parent-style-name="Default" style:data-style-name="N0">
      <style:table-cell-properties style:vertical-align="middle" fo:background-color="#FF420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background-color="#FF420E" style:repeat-content="false"/>
      <style:paragraph-properties fo:text-align="start" fo:margin-left="0cm"/>
    </style:style>
    <style:style style:name="ce12" style:family="table-cell" style:parent-style-name="Default" style:data-style-name="N1"/>
    <style:style style:name="ce13" style:family="table-cell" style:parent-style-name="Default" style:data-style-name="N36"/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4.8695833333333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énomination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é</text:p>
          </table:table-cell>
          <table:table-cell office:value-type="string" table:style-name="ce3">
            <text:p>Commentaire</text:p>
          </table:table-cell>
          <table:table-cell office:value-type="string" table:style-name="ce4">
            <text:p>Valeur définie par cahier des charges / datashee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office:value-type="string" table:style-name="ce5">
            <text:p>Valeur théorique calculée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office:value-type="string" table:style-name="ce6">
            <text:p>Valeur pratique choisie</text:p>
          </table:table-cell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17">
            <text:p>Donné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Vin mi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V</text:p>
          </table:table-cell>
          <table:table-cell office:value-type="string" table:number-columns-spanned="1" table:number-rows-spanned="3" table:style-name="ce18">
            <text:p>Sortie du panneau solaire, entré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Vin max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7">
            <text:p>Vin nom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7">
            <text:p>Pout nom</text:p>
          </table:table-cell>
          <table:table-cell office:value-type="float" office:value="200" table:style-name="ce1">
            <text:p>200</text:p>
          </table:table-cell>
          <table:table-cell office:value-type="string" table:style-name="ce3">
            <text:p>W</text:p>
          </table:table-cell>
          <table:table-cell office:value-type="string" table:number-columns-spanned="1" table:number-rows-spanned="4" table:style-name="ce18">
            <text:p>Sorti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Vout min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7">
            <text:p>Vout max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7">
            <text:p>Iout max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A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7">
            <text:p>Rendement</text:p>
          </table:table-cell>
          <table:table-cell office:value-type="percentage" office:value="0.92" table:style-name="ce8">
            <text:p>92%</text:p>
          </table:table-cell>
          <table:table-cell table:style-name="ce3"/>
          <table:table-cell office:value-type="string" table:style-name="ce3">
            <text:p>@150W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8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7">
            <text:p>ResADC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bits</text:p>
          </table:table-cell>
          <table:table-cell office:value-type="string" table:style-name="ce3">
            <text:p>cf datasheet STM32L476RG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Mesure tensio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9">
            <text:p>Vin max</text:p>
          </table:table-cell>
          <table:table-cell office:value-type="float" office:value="55.000000000000007" table:formula="of:=[.B6]*1.1" table:style-name="ce1">
            <text:p>5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Facteur de sécurité sur tension max : +20%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I meas</text:p>
          </table:table-cell>
          <table:table-cell office:value-type="float" office:value="500" table:style-name="ce1">
            <text:p>500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Courant dans pont diviseu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Vadc max</text:p>
          </table:table-cell>
          <table:table-cell office:value-type="float" office:value="3.3" table:style-name="ce1">
            <text:p>3,3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ref AD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Divider ratio</text:p>
          </table:table-cell>
          <table:table-cell office:value-type="float" office:value="16.666666666666671" table:formula="of:=[.B20]/[.B22]" table:style-name="ce12">
            <text:p>17</text:p>
          </table:table-cell>
          <table:table-cell table:style-name="ce3"/>
          <table:table-cell office:value-type="string" table:style-name="ce3">
            <text:p>Ratio Vin/Vad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tot</text:p>
          </table:table-cell>
          <table:table-cell office:value-type="float" office:value="110.00000000000001" table:formula="of:=[.B20]/[.B21]*1000" table:style-name="ce1">
            <text:p>110</text:p>
          </table:table-cell>
          <table:table-cell office:value-type="string" table:style-name="ce3">
            <text:p>k<text:span text:style-name="T1">Ω</text:span></text:p>
          </table:table-cell>
          <table:table-cell office:value-type="string" table:style-name="ce3">
            <text:p>Rtot=R1+R2, R1 entre masse et ADC, R2 entre ADC et Vi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2</text:p>
          </table:table-cell>
          <table:table-cell office:value-type="float" office:value="103.40000000000002" table:formula="of:=[.B24]-[.B26]" table:style-name="ce1">
            <text:p>103,4</text:p>
          </table:table-cell>
          <table:table-cell office:value-type="string" table:style-name="ce3">
            <text:p>k<text:span text:style-name="T1">Ω</text:span></text:p>
          </table:table-cell>
          <table:table-cell office:value-type="string" table:style-name="ce3">
            <text:p>R2=Rtot-R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1</text:p>
          </table:table-cell>
          <table:table-cell office:value-type="float" office:value="6.5999999999999988" table:formula="of:=[.B24]/[.B23]" table:style-name="ce13">
            <text:p>6,6</text:p>
          </table:table-cell>
          <table:table-cell office:value-type="string" table:style-name="ce3">
            <text:p>k<text:span text:style-name="T1">Ω</text:span></text:p>
          </table:table-cell>
          <table:table-cell office:value-type="string" table:style-name="ce3">
            <text:p>R1=Rtot/Ratio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<text:span text:style-name="T1">Ω</text:span></text:p>
          </table:table-cell>
          <table:table-cell office:value-type="string" table:number-columns-spanned="1" table:number-rows-spanned="2" table:style-name="ce18">
            <text:p>Valeurs choisies selon valeurs idéales précédentes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1</text:p>
          </table:table-cell>
          <table:table-cell office:value-type="float" office:value="6.2" table:style-name="ce1">
            <text:p>6,2</text:p>
          </table:table-cell>
          <table:table-cell office:value-type="string" table:style-name="ce3">
            <text:p>k<text:span text:style-name="T1">Ω</text:span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1">
            <text:p>Vin max</text:p>
          </table:table-cell>
          <table:table-cell office:value-type="float" office:value="56.525806451612901" table:formula="of:=[.B22]*([.B27]+[.B28])/[.B28]" table:style-name="ce13">
            <text:p>56,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in max avec valeurs choisies précédemme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diss</text:p>
          </table:table-cell>
          <table:table-cell office:value-type="float" office:value="30.086316337148801" table:formula="of:=[.B29]*[.B29]/([.B28]+[.B27])" table:style-name="ce12">
            <text:p>30</text:p>
          </table:table-cell>
          <table:table-cell office:value-type="string" table:style-name="ce3">
            <text:p>mW</text:p>
          </table:table-cell>
          <table:table-cell office:value-type="string" table:style-name="ce3">
            <text:p>Puissance dissipée par la mesur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bcountsADC</text:p>
          </table:table-cell>
          <table:table-cell office:value-type="float" office:value="4096" table:formula="of:=2^[.B16]" table:style-name="ce1">
            <text:p>4096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1">
            <text:p>Resolution</text:p>
          </table:table-cell>
          <table:table-cell office:value-type="float" office:value="13.800245715725806" table:formula="of:=[.B29]/[.B31]*1000" table:style-name="ce12">
            <text:p>14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Mesure couran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1">
            <text:p>I max</text:p>
          </table:table-cell>
          <table:table-cell office:value-type="float" office:value="11" table:formula="of:=1.1*[.B12]" table:style-name="ce1">
            <text:p>11</text:p>
          </table:table-cell>
          <table:table-cell office:value-type="string" table:style-name="ce1">
            <text:p>A</text:p>
          </table:table-cell>
          <table:table-cell office:value-type="string" table:style-name="ce3">
            <text:p>Courant max mesurable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shun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pan text:style-name="T2">m</text:span><text:span text:style-name="T3">Ω</text:span>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Vshunt</text:p>
          </table:table-cell>
          <table:table-cell office:value-type="float" office:value="55" table:formula="of:=[.B37]*[.B36]" table:style-name="ce12">
            <text:p>55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Tension max shu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shunt</text:p>
          </table:table-cell>
          <table:table-cell office:value-type="float" office:value="605" table:formula="of:=[.B38]*[.B36]" table:style-name="ce12">
            <text:p>605</text:p>
          </table:table-cell>
          <table:table-cell office:value-type="string" table:style-name="ce1">
            <text:p>mW</text:p>
          </table:table-cell>
          <table:table-cell office:value-type="string" table:style-name="ce3">
            <text:p>Pmax shu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Amp gain</text:p>
          </table:table-cell>
          <table:table-cell office:value-type="float" office:value="60" table:formula="of:=3.3/[.B38]*1000" table:style-name="ce1">
            <text:p>60</text:p>
          </table:table-cell>
          <table:table-cell table:style-name="ce1"/>
          <table:table-cell office:value-type="string" table:style-name="ce3">
            <text:p>Unidirectional gain ! Divide by two if bidir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mp gain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3">
            <text:p>Chosen gain, match to selected amplifier ic. Should be less than previously calculated gai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Vmeas max</text:p>
          </table:table-cell>
          <table:table-cell office:value-type="float" office:value="2.75" table:formula="of:=[.B41]*[.B38]/1000" table:style-name="ce1">
            <text:p>2,75</text:p>
          </table:table-cell>
          <table:table-cell office:value-type="string" table:style-name="ce1">
            <text:p>V</text:p>
          </table:table-cell>
          <table:table-cell office:value-type="string" table:style-name="ce3">
            <text:p>ADC voltage at full current, should be less than V ADC max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esolution</text:p>
          </table:table-cell>
          <table:table-cell office:value-type="float" office:value="3.22265625" table:formula="of:=[.B22]/[.B31]*([.B36]/[.B42])*1000" table:style-name="ce13">
            <text:p>3,2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L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Ci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Cou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MO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4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table:style-name="ce14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Diod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4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Pertes statique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1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Vdrop*iout*t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dson*Iout*ton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urrent sense</text:p>
          </table:table-cell>
          <table:table-cell office:value-type="float" office:value="0.60499999999999998" table:formula="of:=[.B39]/1000" table:style-name="ce15">
            <text:p>0,61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Voltage sense</text:p>
          </table:table-cell>
          <table:table-cell office:value-type="float" office:value="6.0172632674297601E-2" table:formula="of:=2*[.B30]/1000" table:style-name="ce15">
            <text:p>0,0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2 Etages de mesur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CR*Iou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ESR*ΔI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onso µ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egulateur linéaire : I@5V = I@12V !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Total static</text:p>
          </table:table-cell>
          <table:table-cell office:value-type="float" office:value="0.6651726326742976" table:formula="of:=SUM([.B62:.B68])" table:style-name="ce15">
            <text:p>0,67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Static Eff</text:p>
          </table:table-cell>
          <table:table-cell office:value-type="percentage" office:value="0.99668516153576925" table:formula="of:=[.B9]/([.B70]+[.B9])" table:style-name="ce16">
            <text:p>99,7%</text:p>
          </table:table-cell>
          <table:table-cell table:style-name="ce1"/>
          <table:table-cell office:value-type="string" table:style-name="ce3">
            <text:p>Rendement estimé sur pertes statiques uniquement, @200W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7">
            <text:p>Pertes dynamique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1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0">
            <text:p>Conso dri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?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Total dyn</text:p>
          </table:table-cell>
          <table:table-cell office:value-type="float" office:value="0" table:formula="of:=SUM([.B75:.B77])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dynamiques uniqueme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Total loss</text:p>
          </table:table-cell>
          <table:table-cell office:value-type="float" office:value="0.6651726326742976" table:formula="of:=[.B79]+[.B70]" table:style-name="ce15">
            <text:p>0,67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statiques + dynamique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Total eff</text:p>
          </table:table-cell>
          <table:table-cell office:value-type="percentage" office:value="0.99668516153576925" table:formula="of:=[.B9]/([.B80]+[.B9])" table:style-name="ce16">
            <text:p>99,7%</text:p>
          </table:table-cell>
          <table:table-cell table:style-name="ce1"/>
          <table:table-cell office:value-type="string" table:style-name="ce3">
            <text:p>Rendement total estimé @200W</text:p>
          </table:table-cell>
          <table:table-cell table:number-columns-repeated="16380"/>
        </table:table-row>
        <table:table-row table:number-rows-repeated="1048495" table:style-name="ro4">
          <table:table-cell table:number-columns-repeated="16384"/>
        </table:table-row>
      </table:table>
      <table:table table:name="Vrac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User</dc:creator>
    <meta:creation-date>2020-10-07T15:59:49Z</meta:creation-date>
    <dc:date>2020-10-16T18:43:45Z</dc:date>
    <meta:editing-cycles>12</meta:editing-cycles>
    <meta:editing-duration>PT432594S</meta:editing-duration>
  </office:meta>
</office:document-meta>
</file>